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8fb6" officeooo:paragraph-rsid="00068fb6"/>
    </style:style>
    <style:style style:name="P2" style:family="paragraph" style:parent-style-name="Preformatted_20_Text">
      <style:text-properties officeooo:rsid="00068fb6" officeooo:paragraph-rsid="000da175"/>
    </style:style>
    <style:style style:name="P3" style:family="paragraph" style:parent-style-name="Preformatted_20_Text">
      <style:text-properties officeooo:rsid="00068fb6" officeooo:paragraph-rsid="0011c868"/>
    </style:style>
    <style:style style:name="P4" style:family="paragraph" style:parent-style-name="Preformatted_20_Text">
      <style:text-properties officeooo:rsid="00068fb6" officeooo:paragraph-rsid="00158208"/>
    </style:style>
    <style:style style:name="P5" style:family="paragraph" style:parent-style-name="Preformatted_20_Text">
      <style:text-properties officeooo:rsid="00068fb6" officeooo:paragraph-rsid="001825ed"/>
    </style:style>
    <style:style style:name="P6" style:family="paragraph" style:parent-style-name="Preformatted_20_Text">
      <style:text-properties officeooo:rsid="00068fb6" officeooo:paragraph-rsid="001d6450"/>
    </style:style>
    <style:style style:name="P7" style:family="paragraph" style:parent-style-name="Preformatted_20_Text">
      <style:text-properties officeooo:rsid="00068fb6" officeooo:paragraph-rsid="002e46e4"/>
    </style:style>
    <style:style style:name="P8" style:family="paragraph" style:parent-style-name="Preformatted_20_Text">
      <style:text-properties officeooo:rsid="00199417" officeooo:paragraph-rsid="00199417"/>
    </style:style>
    <style:style style:name="P9" style:family="paragraph" style:parent-style-name="Preformatted_20_Text">
      <style:text-properties officeooo:rsid="00204342" officeooo:paragraph-rsid="00204342"/>
    </style:style>
    <style:style style:name="P10" style:family="paragraph" style:parent-style-name="Preformatted_20_Text">
      <style:text-properties officeooo:rsid="002cd368" officeooo:paragraph-rsid="002cd368"/>
    </style:style>
    <style:style style:name="P11" style:family="paragraph" style:parent-style-name="Preformatted_20_Text">
      <style:text-properties officeooo:rsid="0030fe8b" officeooo:paragraph-rsid="0032de5c"/>
    </style:style>
    <style:style style:name="T1" style:family="text">
      <style:text-properties officeooo:rsid="00068fb6"/>
    </style:style>
    <style:style style:name="T2" style:family="text">
      <style:text-properties officeooo:rsid="00087f4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68fb6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0ad2f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34188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825ed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068fb6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087f4a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068fb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officeooo:rsid="001f30f0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2493c0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087f4a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fo:font-weight="normal" officeooo:rsid="00134188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officeooo:rsid="00068fb6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02493c0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officeooo:rsid="002d866b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087f4a" style:font-style-asian="italic" style:font-weight-asian="bold" style:font-style-complex="italic" style:font-weight-complex="bold"/>
    </style:style>
    <style:style style:name="T24" style:family="text">
      <style:text-properties officeooo:rsid="000da175"/>
    </style:style>
    <style:style style:name="T25" style:family="text">
      <style:text-properties officeooo:rsid="000fdb8c"/>
    </style:style>
    <style:style style:name="T26" style:family="text">
      <style:text-properties officeooo:rsid="0011c868"/>
    </style:style>
    <style:style style:name="T27" style:family="text">
      <style:text-properties officeooo:rsid="00134188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solid" style:text-underline-width="auto" style:text-underline-color="font-color" fo:font-weight="normal" officeooo:rsid="00087f4a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068fb6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2d866b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solid" style:text-underline-width="auto" style:text-underline-color="font-color" fo:font-weight="normal" officeooo:rsid="002493c0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officeooo:rsid="00068fb6" style:font-style-asian="normal" style:font-style-complex="normal"/>
    </style:style>
    <style:style style:name="T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087f4a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134188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068fb6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d6450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2d866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2493c0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tyle="normal" style:text-underline-style="none" officeooo:rsid="000ad2fc" style:font-style-asian="normal" style:font-style-complex="normal"/>
    </style:style>
    <style:style style:name="T45" style:family="text">
      <style:text-properties fo:font-style="normal" style:text-underline-style="none" officeooo:rsid="00068fb6" style:font-style-asian="normal" style:font-style-complex="normal"/>
    </style:style>
    <style:style style:name="T4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087f4a" style:font-style-asian="normal" style:font-weight-asian="bold" style:font-style-complex="normal" style:font-weight-complex="bold"/>
    </style:style>
    <style:style style:name="T48" style:family="text">
      <style:text-properties officeooo:rsid="001825ed"/>
    </style:style>
    <style:style style:name="T49" style:family="text">
      <style:text-properties officeooo:rsid="00199417"/>
    </style:style>
    <style:style style:name="T50" style:family="text">
      <style:text-properties officeooo:rsid="001bc6a7"/>
    </style:style>
    <style:style style:name="T51" style:family="text">
      <style:text-properties officeooo:rsid="001f30f0"/>
    </style:style>
    <style:style style:name="T52" style:family="text">
      <style:text-properties officeooo:rsid="0030fe8b"/>
    </style:style>
    <style:style style:name="T53" style:family="text">
      <style:text-properties officeooo:rsid="0032de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iplina(<text:span text:style-name="T11">CodDisc</text:span>,<text:span text:style-name="T2">F</text:span>ase,CH,C<text:span text:style-name="T25">H</text:span>min,<text:span text:style-name="T6">CodCurso</text:span>)</text:p>
      <text:p text:style-name="P5"><text:span text:style-name="T2"><text:tab/></text:span><text:span text:style-name="T6">CodCurso</text:span> referência <text:span text:style-name="T2">C</text:span>urso <text:span text:style-name="T48">(</text:span><text:span text:style-name="T44">CodCurso</text:span><text:span text:style-name="T8">)</text:span></text:p>
      <text:p text:style-name="P1"/>
      <text:p text:style-name="P4">PreRequisitos(<text:span text:style-name="T16">CodDisc</text:span><text:span text:style-name="T43">,</text:span><text:span text:style-name="T7">P</text:span><text:span text:style-name="T5">re</text:span><text:span text:style-name="T7">R</text:span><text:span text:style-name="T5">eq</text:span>)</text:p>
      <text:p text:style-name="P4"><text:span text:style-name="T37"><text:tab/></text:span><text:span text:style-name="T16">CodDisc</text:span> referencia <text:span text:style-name="T27">D</text:span>isciplina <text:span text:style-name="T27">(</text:span><text:span text:style-name="T37">CodDisc</text:span><text:span text:style-name="T38">)</text:span></text:p>
      <text:p text:style-name="P4"><text:span text:style-name="T37"><text:tab/></text:span><text:span text:style-name="T17">P</text:span><text:span text:style-name="T15">re</text:span><text:span text:style-name="T17">R</text:span><text:span text:style-name="T15">eq</text:span><text:span text:style-name="T36"> referencia </text:span><text:span text:style-name="T38">D</text:span><text:span text:style-name="T36">isciplina </text:span><text:span text:style-name="T38">(</text:span><text:span text:style-name="T37">CodDisc</text:span><text:span text:style-name="T38">)</text:span></text:p>
      <text:p text:style-name="P2"/>
      <text:p text:style-name="P2">Curso(<text:span text:style-name="T10">CodCurso</text:span>,<text:span text:style-name="T24">N</text:span>ome)</text:p>
      <text:p text:style-name="P1"/>
      <text:p text:style-name="P3"/>
      <text:p text:style-name="P3">Aluno(<text:span text:style-name="T10">CpfAluno</text:span>,<text:span text:style-name="T26">N</text:span>ome)</text:p>
      <text:p text:style-name="P1"/>
      <text:p text:style-name="P8">Matricula<text:span text:style-name="T50">s</text:span>(<text:span text:style-name="T18">CpfAluno</text:span><text:span text:style-name="T39">,</text:span><text:span text:style-name="T36">Matricula,</text:span><text:span text:style-name="T18">CodCurso</text:span>)</text:p>
      <text:p text:style-name="P6"><text:span text:style-name="T38"><text:tab/></text:span><text:span text:style-name="T15">CpfAluno</text:span><text:span text:style-name="T36"> referência Aluno</text:span></text:p>
      <text:p text:style-name="P6"><text:span text:style-name="T36"><text:tab/></text:span><text:span text:style-name="T15">CodCurso</text:span><text:span text:style-name="T36"> </text:span><text:span text:style-name="T40">referência </text:span><text:span text:style-name="T36">Curso</text:span></text:p>
      <text:p text:style-name="P6"><text:span text:style-name="T36"><text:tab/></text:span></text:p>
      <text:p text:style-name="P9">Cursou<text:span text:style-name="T49">(</text:span><text:span text:style-name="T18">CpfAluno</text:span><text:span text:style-name="T39">,</text:span><text:span text:style-name="T15">CodDisc</text:span><text:span text:style-name="T36">)</text:span></text:p>
      <text:p text:style-name="P9"><text:span text:style-name="T39"><text:tab/></text:span><text:span text:style-name="T18">CpfAluno</text:span><text:span text:style-name="T39"> referência Aluno</text:span></text:p>
      <text:p text:style-name="P9"><text:span text:style-name="T39"><text:tab/></text:span><text:span text:style-name="T16">CodDisc</text:span><text:span text:style-name="T39"> referencia </text:span><text:span text:style-name="T38">D</text:span><text:span text:style-name="T39">isciplina</text:span></text:p>
      <text:p text:style-name="P9"/>
      <text:p text:style-name="P1">Professor(<text:span text:style-name="T13">S</text:span><text:span text:style-name="T10">iape</text:span>,<text:span text:style-name="T51">N</text:span>ome)</text:p>
      <text:p text:style-name="P1"/>
      <text:p text:style-name="P1">Horarios(<text:span text:style-name="T14">T</text:span><text:span text:style-name="T10">urno</text:span>,<text:span text:style-name="T14">A</text:span><text:span text:style-name="T10">ula</text:span>,<text:span text:style-name="T14">D</text:span><text:span text:style-name="T10">ia</text:span>,<text:span text:style-name="T14">S</text:span><text:span text:style-name="T10">emanaB</text:span>)</text:p>
      <text:p text:style-name="P1"/>
      <text:p text:style-name="P10">Calendário(<text:span text:style-name="T16">CodDisc</text:span><text:span text:style-name="T37">,</text:span><text:span text:style-name="T19">T</text:span><text:span text:style-name="T18">urno</text:span><text:span text:style-name="T1">,</text:span><text:span text:style-name="T19">A</text:span><text:span text:style-name="T18">ula</text:span><text:span text:style-name="T1">,</text:span><text:span text:style-name="T19">D</text:span><text:span text:style-name="T18">ia</text:span><text:span text:style-name="T1">,</text:span><text:span text:style-name="T19">S</text:span><text:span text:style-name="T18">emanaB</text:span><text:span text:style-name="T39">,</text:span><text:span text:style-name="T41">Semestre</text:span><text:span text:style-name="T36">)</text:span></text:p>
      <text:p text:style-name="P7"><text:tab/><text:span text:style-name="T16">CodDisc</text:span> referencia <text:span text:style-name="T27">D</text:span>isciplina</text:p>
      <text:p text:style-name="P7"><text:tab/><text:span text:style-name="T19">T</text:span><text:span text:style-name="T15">urno</text:span><text:span text:style-name="T36"> referencia Horarios</text:span></text:p>
      <text:p text:style-name="P7"><text:span text:style-name="T42"><text:tab/></text:span><text:span text:style-name="T19">A</text:span><text:span text:style-name="T15">ula</text:span><text:span text:style-name="T36"> referencia Horarios</text:span></text:p>
      <text:p text:style-name="P7"><text:span text:style-name="T42"><text:tab/></text:span><text:span text:style-name="T19">D</text:span><text:span text:style-name="T15">ia</text:span><text:span text:style-name="T36"> referencia Horarios</text:span></text:p>
      <text:p text:style-name="P7"><text:span text:style-name="T42"><text:tab/></text:span><text:span text:style-name="T19">S</text:span><text:span text:style-name="T15">emanaB</text:span><text:span text:style-name="T36"> referencia Horarios</text:span></text:p>
      <text:p text:style-name="P7"><text:span text:style-name="T36"/></text:p>
      <text:p text:style-name="P1">Processo<text:span text:style-name="T52">M</text:span>atricula(<text:span text:style-name="T52">S</text:span>emestre<text:span text:style-name="T52">C</text:span>orrente)</text:p>
      <text:p text:style-name="P1"/>
      <text:p text:style-name="P11">Interesse<text:span text:style-name="T53">(</text:span><text:span text:style-name="T16">CodDisc</text:span><text:span text:style-name="T37">,</text:span><text:span text:style-name="T5">S</text:span><text:span text:style-name="T9">emestre</text:span><text:span text:style-name="T5">C</text:span><text:span text:style-name="T9">orrente</text:span><text:span text:style-name="T1">)</text:span></text:p>
      <text:p text:style-name="P11"><text:span text:style-name="T37"><text:tab/></text:span><text:span text:style-name="T16">CodDisc</text:span><text:span text:style-name="T1"> <text:s/>referencia Disciplina</text:span></text:p>
      <text:p text:style-name="P11"><text:span text:style-name="T43"><text:tab/></text:span><text:span text:style-name="T5">S</text:span><text:span text:style-name="T9">emestre</text:span><text:span text:style-name="T5">C</text:span><text:span text:style-name="T9">orrente</text:span><text:span text:style-name="T45"> referencia Processo</text:span><text:span text:style-name="T43">M</text:span><text:span text:style-name="T45">atric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3T16:31:54.274373943</dc:date>
    <meta:editing-duration>PT42M1S</meta:editing-duration>
    <meta:editing-cycles>39</meta:editing-cycles>
    <meta:generator>LibreOffice/5.1.2.2$Linux_X86_64 LibreOffice_project/10m0$Build-2</meta:generator>
    <meta:document-statistic meta:table-count="0" meta:image-count="0" meta:object-count="0" meta:page-count="1" meta:paragraph-count="26" meta:word-count="56" meta:character-count="783" meta:non-whitespace-character-count="736"/>
  </office:meta>
</office:document-meta>
</file>